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0pt" style:font-size-asian="90pt" style:font-size-complex="90pt"/>
    </style:style>
    <style:style style:name="P2" style:family="paragraph" style:parent-style-name="Standard">
      <style:paragraph-properties fo:text-align="center" style:justify-single-word="false"/>
      <style:text-properties fo:font-size="130pt" style:font-size-asian="130pt" style:font-size-complex="130pt"/>
    </style:style>
    <style:style style:name="P3" style:family="paragraph" style:parent-style-name="Standard">
      <style:paragraph-properties fo:text-align="center" style:justify-single-word="false"/>
      <style:text-properties fo:font-size="340pt" style:font-size-asian="340pt" style:font-size-complex="34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0</text:p>
      <text:p text:style-name="P1">MINUTES</text:p>
      <text:p text:style-name="P3"><text:soft-page-break/>5</text:p>
      <text:p text:style-name="P1">MINUTES</text:p>
      <text:p text:style-name="P3"><text:soft-page-break/>1</text:p>
      <text:p text:style-name="P1">MINUTE</text:p>
      <text:p text:style-name="P2"><text:soft-page-break/>Repeat</text:p>
      <text:p text:style-name="P2">the</text:p>
      <text:p text:style-name="P2">Ques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Karsten</meta:initial-creator>
    <meta:creation-date>2013-10-04T01:28:23</meta:creation-date>
    <meta:printed-by>Carl Karsten</meta:printed-by>
    <meta:print-date>2013-10-04T01:39:30</meta:print-date>
    <meta:document-statistic meta:table-count="0" meta:image-count="0" meta:object-count="0" meta:page-count="4" meta:paragraph-count="9" meta:word-count="9" meta:character-count="41" meta:non-whitespace-character-count="41"/>
    <dc:date>2013-10-04T01:40:11</dc:date>
    <dc:creator>Carl Karsten</dc:creator>
    <meta:editing-duration>PT11M48S</meta:editing-duration>
    <meta:editing-cycles>1</meta:editing-cycles>
    <meta:generator>LibreOffice/3.4$Unix LibreOffice_project/340m1$Build-402</meta:generator>
  </office:meta>
</office:document-meta>
</file>